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A0000020721F45AC7F5507E63.png" manifest:media-type="image/png"/>
  <manifest:file-entry manifest:full-path="Pictures/100000000000034700000287F0CC25D089A0CA6F.png" manifest:media-type="image/png"/>
  <manifest:file-entry manifest:full-path="Pictures/1000000000000342000001080CBB7F4718242BF1.png" manifest:media-type="image/png"/>
  <manifest:file-entry manifest:full-path="Pictures/100000000000033300000139EDD8185FC93B9F28.png" manifest:media-type="image/png"/>
  <manifest:file-entry manifest:full-path="Pictures/1000000000000337000001F23164AEC9D05ABB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17cm" svg:height="9.913cm" draw:z-index="0"><draw:image xlink:href="Pictures/100000000000037A0000020721F45AC7F5507E63.png" xlink:type="simple" xlink:show="embed" xlink:actuate="onLoad"/></draw:frame></text:p>
      <text:p text:style-name="Standard"><draw:frame draw:style-name="fr2" draw:name="Immagine2" text:anchor-type="paragraph" svg:x="0.159cm" svg:y="0.243cm" svg:width="17cm" svg:height="13.109cm" draw:z-index="1"><draw:image xlink:href="Pictures/100000000000034700000287F0CC25D089A0CA6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magine3" text:anchor-type="paragraph" svg:width="17cm" svg:height="5.38cm" draw:z-index="2"><draw:image xlink:href="Pictures/1000000000000342000001080CBB7F4718242BF1.png" xlink:type="simple" xlink:show="embed" xlink:actuate="onLoad"/></draw:frame><text:soft-page-break/></text:p>
      <text:p text:style-name="Standard"/>
      <text:p text:style-name="Standard"><draw:frame draw:style-name="fr1" draw:name="Immagine4" text:anchor-type="paragraph" svg:width="17cm" svg:height="6.496cm" draw:z-index="3"><draw:image xlink:href="Pictures/100000000000033300000139EDD8185FC93B9F28.png" xlink:type="simple" xlink:show="embed" xlink:actuate="onLoad"/></draw:frame></text:p>
      <text:p text:style-name="Standard"/>
      <text:p text:style-name="Standard"/>
      <text:p text:style-name="Standard"><draw:frame draw:style-name="fr1" draw:name="Immagine5" text:anchor-type="paragraph" svg:width="17cm" svg:height="10.285cm" draw:z-index="4"><draw:image xlink:href="Pictures/1000000000000337000001F23164AEC9D05ABB3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58:21.230000000</meta:creation-date>
    <dc:date>2017-10-25T13:02:04.392000000</dc:date>
    <meta:editing-duration>PT3M43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2.2.2$Windows_x86 LibreOffice_project/8f96e87c890bf8fa77463cd4b640a2312823f3ad</meta:generator>
  </office:meta>
</office:document-meta>
</file>